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2653732ABDA69F95.jpg" manifest:media-type="image/jpeg"/>
  <manifest:file-entry manifest:full-path="Pictures/100000000000020000000200AEC4A2AFF85908BA.jpg" manifest:media-type="image/jpeg"/>
  <manifest:file-entry manifest:full-path="Pictures/1000000000000200000002008FEBAF1195B35843.jpg" manifest:media-type="image/jpeg"/>
  <manifest:file-entry manifest:full-path="Pictures/1000000000000200000002007E9D7185DE727D2B.jpg" manifest:media-type="image/jpeg"/>
  <manifest:file-entry manifest:full-path="Pictures/100000000000020000000200DD0D6FBCDB898F1B.jpg" manifest:media-type="image/jpeg"/>
  <manifest:file-entry manifest:full-path="Pictures/100000000000020000000200E276E90E01F6134F.jpg" manifest:media-type="image/jpeg"/>
  <manifest:file-entry manifest:full-path="Pictures/100000000000020000000200BBAF1443FB4B7E7D.jpg" manifest:media-type="image/jpeg"/>
  <manifest:file-entry manifest:full-path="Pictures/100000000000020000000200028A0310D84F837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833cm" svg:height="5.833cm" draw:transform="rotate (-0.00157079632679504) translate (0.517cm 2.794cm)">
          <draw:image xlink:href="Pictures/100000000000020000000200028A0310D84F8375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6.604cm" svg:y="2.794cm">
          <draw:image xlink:href="Pictures/100000000000020000000200BBAF1443FB4B7E7D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12.814cm" svg:y="2.794cm">
          <draw:image xlink:href="Pictures/100000000000020000000200E276E90E01F6134F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19.05cm" svg:y="2.794cm">
          <draw:image xlink:href="Pictures/100000000000020000000200DD0D6FBCDB898F1B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0.508cm" svg:y="9.144cm">
          <draw:image xlink:href="Pictures/1000000000000200000002007E9D7185DE727D2B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6.604cm" svg:y="9.144cm">
          <draw:image xlink:href="Pictures/1000000000000200000002008FEBAF1195B35843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12.954cm" svg:y="9.144cm">
          <draw:image xlink:href="Pictures/100000000000020000000200AEC4A2AFF85908BA.jpg" xlink:type="simple" xlink:show="embed" xlink:actuate="onLoad" loext:mime-type="image/jpeg">
            <text:p/>
          </draw:image>
        </draw:frame>
        <draw:frame draw:style-name="gr1" draw:text-style-name="P1" draw:layer="layout" svg:width="5.842cm" svg:height="5.842cm" svg:x="19.05cm" svg:y="9.144cm">
          <draw:image xlink:href="Pictures/1000000000000200000002002653732ABDA69F95.jpg" xlink:type="simple" xlink:show="embed" xlink:actuate="onLoad" loext:mime-type="image/jpeg">
            <text:p/>
          </draw:image>
        </draw:frame>
        <draw:frame draw:style-name="gr2" draw:text-style-name="P2" draw:layer="layout" svg:width="5.842cm" svg:height="0.962cm" svg:x="0.508cm" svg:y="1.524cm">
          <draw:text-box>
            <text:p>Amiloidosi Epatica</text:p>
          </draw:text-box>
        </draw:frame>
        <draw:frame draw:style-name="gr2" draw:text-style-name="P2" draw:layer="layout" svg:width="5.842cm" svg:height="0.962cm" svg:x="6.604cm" svg:y="1.524cm">
          <draw:text-box>
            <text:p>Carcinoma Renale</text:p>
          </draw:text-box>
        </draw:frame>
        <draw:frame draw:style-name="gr2" draw:text-style-name="P2" draw:layer="layout" svg:width="5.588cm" svg:height="0.962cm" svg:x="12.954cm" svg:y="1.524cm">
          <draw:text-box>
            <text:p>Melanoma</text:p>
          </draw:text-box>
        </draw:frame>
        <draw:frame draw:style-name="gr2" draw:text-style-name="P2" draw:layer="layout" svg:width="5.842cm" svg:height="0.962cm" svg:x="19.05cm" svg:y="1.578cm">
          <draw:text-box>
            <text:p>Lung - Tubercolosi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2:54:52.967515048</meta:creation-date>
    <dc:date>2020-04-29T13:03:36.482657199</dc:date>
    <meta:editing-duration>PT13S</meta:editing-duration>
    <meta:editing-cycles>1</meta:editing-cycles>
    <meta:document-statistic meta:object-count="35"/>
    <meta:generator>LibreOffice/6.4.3.2$Linux_X86_64 LibreOffice_project/40$Build-2</meta:generator>
  </office:meta>
</office:document-meta>
</file>